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164"/>
    </style:style>
    <style:style style:name="P2" style:family="paragraph" style:parent-style-name="Standard">
      <style:text-properties officeooo:rsid="00038164" officeooo:paragraph-rsid="000381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iftwriyfh</text:p>
      <text:p text:style-name="P2">fguwif</text:p>
      <text:p text:style-name="P2">hfuigwefui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2:56:09.736000000</meta:creation-date>
    <dc:date>2023-09-28T12:56:38.605000000</dc:date>
    <meta:editing-duration>PT31S</meta:editing-duration>
    <meta:editing-cycles>1</meta:editing-cycles>
    <meta:document-statistic meta:table-count="0" meta:image-count="0" meta:object-count="0" meta:page-count="1" meta:paragraph-count="3" meta:word-count="3" meta:character-count="28" meta:non-whitespace-character-count="28"/>
    <meta:generator>LibreOffice/7.5.6.2$Windows_X86_64 LibreOffice_project/f654817fb68d6d4600d7d2f6b647e47729f55f15</meta:generator>
  </office:meta>
</office:document-meta>
</file>